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2 – Report - Sketch</text:p>
      <text:p text:style-name="P2">Part 2 – Exp1 – Configure an IP Network</text:p>
      <text:p text:style-name="P1"/>
      <text:p text:style-name="P1">What are the ARP packets and what are they used for?</text:p>
      <text:p text:style-name="Standard"/>
      <text:p text:style-name="Standard"><text:tab/>The Address Resolution Protocol (ARP) is a telecommunication protocol used for resolution of network addresses into link layer addresses. More specificaly, the ARP converts an IP address to a physical address such as a MAC address. </text:p>
      <text:p text:style-name="Standard"><text:tab/>A table called the ARP cache is used to keep a correlation between each MAC address and it's corresponding IP address. </text:p>
      <text:p text:style-name="Standard"><text:tab/>When an incoming packet arrives at a gateway, the gateway asks the ARP program to find a physical host (MAC address) that matches the IP address. The ARP check the ARP cache for a reference to that address and if it is found provides it so the packet can be converted to right format. However, if no match is found, the ARP broadcasts a request to all the machines on the LAN to see if one machine recognizes that it has that IP address associated with. If a machine replies, then the ARP cache is updated for future reference and the packet is sent to that machi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Amorim</meta:initial-creator>
    <meta:creation-date>2014-12-09T21:22:20.34</meta:creation-date>
    <meta:document-statistic meta:table-count="0" meta:image-count="0" meta:object-count="0" meta:page-count="2" meta:paragraph-count="6" meta:word-count="190" meta:character-count="1035"/>
    <dc:date>2014-12-09T21:35:47.94</dc:date>
    <dc:creator>Kevin Amorim</dc:creator>
    <meta:editing-duration>PT13M31S</meta:editing-duration>
    <meta:editing-cycles>1</meta:editing-cycles>
    <meta:generator>OpenOffice/4.1.1$Win32 OpenOffice.org_project/411m6$Build-9775</meta:generator>
  </office:meta>
</office:document-meta>
</file>